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e0aca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e0aca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IX</text:span></text:p>
      <text:p text:style-name="P2"><text:span text:style-name="T4">Павел сидел в ноутбуке, пытаясь что-то найти. Джейн и Евгений стояли в центре комнаты, выдвигая какие-то предложения. На почту Павла пришло уведомление. Открыв его, он прочитал следующий текст: «Через 40 минут у кафе Янтарь. Мы пришлем за тобой вертолет. С собой ноутбук со всеми разработками и бизнесом. Увидимся, Алехин. Хочешь увидеть свою Дашу живой, никаких фокусов». </text:span></text:p>
      <text:p text:style-name="P2"><text:span text:style-name="T4">–Это возмутительно! Мы должны найти ее!</text:span></text:p>
      <text:p text:style-name="P2"><text:span text:style-name="T4">–Павел Даниилович, вы слишком рискуете, – сказала Джейн.</text:span></text:p>
      <text:p text:style-name="P2"><text:span text:style-name="T4">–Мы упустили ее! Мне уже все равно! Я лечу один. Вы прибудете позже, в самый критический момент, как и обычно, – проговорил Алехин, упаковывая ноутбук.</text:span></text:p>
      <text:p text:style-name="P2"><text:span text:style-name="T4">–Евгений, принеси мой новый проект. Он пригодится.</text:span></text:p>
      <text:p text:style-name="P2"><text:span text:style-name="T4">–Да, Павел Даниилович, – ответил тот и вышел из комнаты.</text:span></text:p>
      <text:p text:style-name="P2"><text:span text:style-name="T4">Через 5 минут Евгений принес небольшой кейс и протянул Павлу. Проверив все еще раз, Павел уложил его новую разработку, оружие и ноутбук в сумку, после чего вышел на улицу и, сев в джип, поехал к назначенному месту. </text:span></text:p>
      <text:p text:style-name="P2"><text:span text:style-name="T4">Даша что-то недовольно мычала, извиваясь. Руки и ноги ее были прикованы к стене металлическими кольцами, а рот заткнут. Максим неторопливо вошел в зал, поправляя галстук. </text:span></text:p>
      <text:p text:style-name="P2"><text:span text:style-name="T4">–Ну вот и славненько, – улыбаясь сказал он.</text:span></text:p>
      <text:p text:style-name="P2"><text:span text:style-name="T4">–Ммммм! – промычала девушка.</text:span></text:p>
      <text:p text:style-name="P2"><text:span text:style-name="T4">–Ну тихо, тихо. Успокойся. Скоро Алехин будет здесь. Если твой Павлик будет хорошо себя вести, то, может быть, останетесь живы. </text:span></text:p>
      <text:p text:style-name="P2"><text:soft-page-break/><text:span text:style-name="T4">Зловеще улыбнувшись, Максим сделал пару глотков коньяка и удалился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7:02.615000000</meta:creation-date>
    <dc:date>2022-05-15T19:37:24.884000000</dc:date>
    <meta:editing-duration>PT22S</meta:editing-duration>
    <meta:editing-cycles>1</meta:editing-cycles>
    <meta:document-statistic meta:table-count="0" meta:image-count="0" meta:object-count="0" meta:page-count="2" meta:paragraph-count="13" meta:word-count="211" meta:character-count="1383" meta:non-whitespace-character-count="1175"/>
    <meta:generator>LibreOffice/7.2.2.2$Windows_X86_64 LibreOffice_project/02b2acce88a210515b4a5bb2e46cbfb63fe97d56</meta:generator>
  </office:meta>
</office:document-meta>
</file>